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bab0" officeooo:paragraph-rsid="000ebab0"/>
    </style:style>
    <style:style style:name="T1" style:family="text">
      <style:text-properties officeooo:rsid="000ef1d8"/>
    </style:style>
    <style:style style:name="T2" style:family="text">
      <style:text-properties officeooo:rsid="00101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Функции реализованы в библиотеке классов <text:span text:style-name="T1">(.Net Core).</text:span></text:p>
      <text:p text:style-name="P1">- Для тестирования используется <text:span text:style-name="T2">Rest Api на </text:span>.<text:span text:style-name="T1">NetCore </text:span><text:span text:style-name="T2">WebApi.</text:span><text:span text:style-name="T1"> </text:span><text:s/></text:p>
      <text:p text:style-name="P1">- В качестве GUI использован UI «Swagger» (аналог используется на сервисе httpbin.org) в котором можно протестировать все реализованные функции.</text:p>
      <text:p text:style-name="P1">- Обработка исключений реализована через middleware. Текст ошибок и исключений выводится <text:s/>в UI.</text:p>
      <text:p text:style-name="P1">- Адреса сервисов вынесены в appsettings.js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9T04:47:31.755801844</meta:creation-date>
    <dc:date>2020-10-19T05:12:26.014827431</dc:date>
    <meta:editing-duration>PT4M23S</meta:editing-duration>
    <meta:editing-cycles>1</meta:editing-cycles>
    <meta:document-statistic meta:table-count="0" meta:image-count="0" meta:object-count="0" meta:page-count="1" meta:paragraph-count="5" meta:word-count="55" meta:character-count="401" meta:non-whitespace-character-count="348"/>
    <meta:generator>LibreOffice/7.0.1.2$MacOSX_X86_64 LibreOffice_project/7cbcfc562f6eb6708b5ff7d7397325de9e764452</meta:generator>
  </office:meta>
</office:document-meta>
</file>